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MediaBrowser/dialog-lb.xml"/>
  <manifest:file-entry manifest:media-type="" manifest:full-path="Dialogs/MediaBrowser/"/>
  <manifest:file-entry manifest:media-type="text/xml" manifest:full-path="Dialogs/Standard/dialog-lb.xml"/>
  <manifest:file-entry manifest:media-type="" manifest:full-path="Dialogs/Standard/"/>
  <manifest:file-entry manifest:media-type="" manifest:full-path="Dialogs/"/>
  <manifest:file-entry manifest:media-type="text/xml" manifest:full-path="content.xml"/>
  <manifest:file-entry manifest:media-type="text/xml" manifest:full-path="Basic/MediaBrowser/XMediaBrowser.xml"/>
  <manifest:file-entry manifest:media-type="text/xml" manifest:full-path="Basic/MediaBrowser/script-lb.xml"/>
  <manifest:file-entry manifest:media-type="" manifest:full-path="Basic/MediaBrowser/"/>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Edward Peterlin</meta:initial-creator>
    <meta:creation-date>2008-03-03T22:42:16</meta:creation-date>
    <dc:creator>Edward Peterlin</dc:creator>
    <dc:date>2008-03-03T22:49:03</dc:date>
    <dc:language>en-US</dc:language>
    <meta:editing-cycles>2</meta:editing-cycles>
    <meta:editing-duration>PT6M49S</meta:editing-duration>
    <meta:user-defined meta:name="Info 1"/>
    <meta:user-defined meta:name="Info 2"/>
    <meta:user-defined meta:name="Info 3"/>
    <meta:user-defined meta:name="Info 4"/>
    <meta:document-statistic meta:table-count="0" meta:image-count="0" meta:object-count="0" meta:page-count="1" meta:paragraph-count="0" meta:word-count="0" meta:character-count="0"/>
  </office:meta>
</office:document-meta>
</file>

<file path=Basic/MediaBrowser/XMediaBrowser.xml><?xml version="1.0" encoding="utf-8"?>
<!DOCTYPE module  PUBLIC '-//OpenOffice.org//DTD OfficeDocument 1.0//EN'  'module.dtd'>
<script:module xmlns:script="http://openoffice.org/2000/script" script:name="XMediaBrowser" script:language="StarBasic">REM  *****  BASIC  *****

REM  NeoOffice media browser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Sub Main
	Dim mbService as Object
	mbService = CreateUnoService("org.neooffice.MediaBrowser")
	if IsNull(mbService) Then
		MsgBox "Media Browser is not available for this operating system.", 0, "Media Browser"
		Exit Sub
	End If
	
	If mbService.hasMediaBrowser() = False Then
		MsgBox "Mac OS X 10.4 or higher is required to use the Media Browser.", 0, "Media Browser"
		Exit Sub
	End If
	
	mbService.showMediaBrowser()
End Sub
</script:module>
</file>

<file path=Basic/MediaBrowser/script-lb.xml><?xml version="1.0" encoding="utf-8"?>
<!DOCTYPE library  PUBLIC '-//OpenOffice.org//DTD OfficeDocument 1.0//EN'  'library.dtd'>
<library:library xmlns:library="http://openoffice.org/2000/library" library:name="MediaBrowser" library:readonly="false" library:passwordprotected="false">
  <library:element library:name="XMediaBrowser"/>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ediaBrowser" library:link="false"/>
</library:libraries>
</file>

<file path=Dialogs/MediaBrowser/dialog-lb.xml><?xml version="1.0" encoding="utf-8"?>
<!DOCTYPE library  PUBLIC '-//OpenOffice.org//DTD OfficeDocument 1.0//EN'  'library.dtd'>
<library:library xmlns:library="http://openoffice.org/2000/library" library:name="MediaBrowser"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ediaBrowser" library:link="false"/>
</library:libraries>
</file>